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0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2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sts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5" table:default-cell-style-name="Default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 to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lyGO TTGO T-Energy ESP32-WROVER</text:p>
          </table:table-cell>
          <table:table-cell office:value-type="currency" office:currency="EUR" office:value="8" calcext:value-type="currency">
            <text:p>€ 8.00</text:p>
          </table:table-cell>
          <table:table-cell table:formula="of:=[.C2]*[.A2]" office:value-type="currency" office:currency="EUR" office:value="8" calcext:value-type="currency">
            <text:p>€ 8.00</text:p>
          </table:table-cell>
          <table:table-cell office:value-type="string" calcext:value-type="string">
            <text:p><text:a xlink:href="https://www.aliexpress.com/item/4000453570320.html" xlink:type="simple">https://www.aliexpress.com/item/4000453570320.html</text:a>, <text:a xlink:href="https://www.tinytronics.nl/shop/nl/development-boards/microcontroller-boards/met-wi-fi/lilygo-ttgo-t-energy-esp32-wrover-met-18650-batterijhouder" xlink:type="simple">https://www.tinytronics.nl/shop/nl/development-boards/microcontroller-boards/met-wi-fi/lilygo-ttgo-t-energy-esp32-wrover-met-18650-batterijhouder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650 Li-ion battery</text:p>
          </table:table-cell>
          <table:table-cell office:value-type="currency" office:currency="EUR" office:value="3.5" calcext:value-type="currency">
            <text:p>€ 3.50</text:p>
          </table:table-cell>
          <table:table-cell table:formula="of:=[.C3]*[.A3]" office:value-type="currency" office:currency="EUR" office:value="3.5" calcext:value-type="currency">
            <text:p>€ 3.50</text:p>
          </table:table-cell>
          <table:table-cell office:value-type="string" calcext:value-type="string">
            <text:p>https://www.tinytronics.nl/shop/nl/power/batterijen/18650/eve-18650-li-ion-batterij-3100mah-10a-inr18650-3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s for pedal left and right</text:p>
          </table:table-cell>
          <table:table-cell table:formula="of:=4.29/12" office:value-type="currency" office:currency="EUR" office:value="0.3575" calcext:value-type="currency">
            <text:p>€ 0.36</text:p>
          </table:table-cell>
          <table:table-cell table:formula="of:=[.C4]*[.A4]" office:value-type="currency" office:currency="EUR" office:value="0.715" calcext:value-type="currency">
            <text:p>€ 0.72</text:p>
          </table:table-cell>
          <table:table-cell office:value-type="string" calcext:value-type="string">
            <text:p>https://nl.aliexpress.com/item/4000208544567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ngs 6mm x 30mm 0.6mm diameter</text:p>
          </table:table-cell>
          <table:table-cell table:formula="of:=1.78/20" office:value-type="currency" office:currency="EUR" office:value="0.089" calcext:value-type="currency">
            <text:p>€ 0.09</text:p>
          </table:table-cell>
          <table:table-cell table:formula="of:=[.C5]*[.A5]" office:value-type="currency" office:currency="EUR" office:value="0.178" calcext:value-type="currency">
            <text:p>€ 0.18</text:p>
          </table:table-cell>
          <table:table-cell office:value-type="string" calcext:value-type="string">
            <text:p>https://nl.aliexpress.com/item/1005001408406253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ngs 8mm x 20mm 0.8mm diameter</text:p>
          </table:table-cell>
          <table:table-cell table:formula="of:=1.78/20" office:value-type="currency" office:currency="EUR" office:value="0.089" calcext:value-type="currency">
            <text:p>€ 0.09</text:p>
          </table:table-cell>
          <table:table-cell table:formula="of:=[.C6]*[.A6]" office:value-type="currency" office:currency="EUR" office:value="0.178" calcext:value-type="currency">
            <text:p>€ 0.18</text:p>
          </table:table-cell>
          <table:table-cell office:value-type="string" calcext:value-type="string">
            <text:p>https://nl.aliexpress.com/item/1005001408406253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currency" office:currency="EUR" office:value="0.45" calcext:value-type="currency">
            <text:p>€ 0.45</text:p>
          </table:table-cell>
          <table:table-cell table:formula="of:=[.C7]*[.A7]" office:value-type="currency" office:currency="EUR" office:value="0.45" calcext:value-type="currency">
            <text:p>€ 0.45</text:p>
          </table:table-cell>
          <table:table-cell office:value-type="string" calcext:value-type="string">
            <text:p>https://www.tinytronics.nl/shop/nl/schakelaars/manuele-schakelaars/wipschakelaars/standaard-inbouw-wipschakelaar-kl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rews 3mm x 10mm</text:p>
          </table:table-cell>
          <table:table-cell table:formula="of:=2.75/100" office:value-type="currency" office:currency="EUR" office:value="0.0275" calcext:value-type="currency">
            <text:p>€ 0.03</text:p>
          </table:table-cell>
          <table:table-cell table:formula="of:=[.C8]*[.A8]" office:value-type="currency" office:currency="EUR" office:value="0.055" calcext:value-type="currency">
            <text:p>€ 0.06</text:p>
          </table:table-cell>
          <table:table-cell office:value-type="string" calcext:value-type="string">
            <text:p>https://www.tinytronics.nl/shop/nl/gereedschap-en-montage/installatie-en-montagemateriaal/bouten/bout-m3-10mm-draad-100-stu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ws 3mm x 5mm</text:p>
          </table:table-cell>
          <table:table-cell table:formula="of:=2.5/100" office:value-type="currency" office:currency="EUR" office:value="0.025" calcext:value-type="currency">
            <text:p>€ 0.03</text:p>
          </table:table-cell>
          <table:table-cell table:formula="of:=[.C9]*[.A9]" office:value-type="currency" office:currency="EUR" office:value="0.175" calcext:value-type="currency">
            <text:p>€ 0.18</text:p>
          </table:table-cell>
          <table:table-cell office:value-type="string" calcext:value-type="string">
            <text:p>https://www.tinytronics.nl/shop/nl/gereedschap-en-montage/installatie-en-montagemateriaal/bouten/bout-m3-5mm-draad-100-stuk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ilament (grams)</text:p>
          </table:table-cell>
          <table:table-cell table:formula="of:=21/1000" office:value-type="currency" office:currency="EUR" office:value="0.021" calcext:value-type="currency">
            <text:p>€ 0.02</text:p>
          </table:table-cell>
          <table:table-cell table:formula="of:=[.C10]*[.A10]" office:value-type="currency" office:currency="EUR" office:value="2.604" calcext:value-type="currency">
            <text:p>€ 2.60</text:p>
          </table:table-cell>
          <table:table-cell office:value-type="string" calcext:value-type="string">
            <text:p>https://www.tinytronics.nl/shop/nl/3d-printen/filament/1.75mm-filament/pla/azurefilm-pla-filament-1.75mm-1kg-zwa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icone feet</text:p>
          </table:table-cell>
          <table:table-cell table:formula="of:=1.77/100" office:value-type="currency" office:currency="EUR" office:value="0.0177" calcext:value-type="currency">
            <text:p>€ 0.02</text:p>
          </table:table-cell>
          <table:table-cell table:formula="of:=[.C11]*[.A11]" office:value-type="currency" office:currency="EUR" office:value="0.0708" calcext:value-type="currency">
            <text:p>€ 0.07</text:p>
          </table:table-cell>
          <table:table-cell office:value-type="string" calcext:value-type="string">
            <text:p>https://www.aliexpress.com/p/shoppingcart/index.html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4" table:formula="of:=SUM([.D2:.D11])" office:value-type="currency" office:currency="EUR" office:value="15.9258" calcext:value-type="currency">
            <text:p>€ 15.93</text:p>
          </table:table-cell>
          <table:table-cell/>
        </table:table-row>
      </table:table>
      <table:table table:name="Sign up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Jack</text:p>
          </table:table-cell>
        </table:table-row>
        <table:table-row table:style-name="ro1">
          <table:table-cell office:value-type="string" calcext:value-type="string">
            <text:p>Da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9:06:44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22:29:38.950000000</meta:creation-date>
    <dc:date>2023-10-11T19:08:12.032000000</dc:date>
    <meta:editing-duration>PT26M29S</meta:editing-duration>
    <meta:editing-cycles>13</meta:editing-cycles>
    <meta:generator>LibreOffice/7.6.0.3$Windows_X86_64 LibreOffice_project/69edd8b8ebc41d00b4de3915dc82f8f0fc3b6265</meta:generator>
    <meta:document-statistic meta:table-count="2" meta:cell-count="59" meta:object-count="0"/>
  </office:meta>
</office:document-meta>
</file>